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User requirement :</text:p>
      <text:list xml:id="list5709700737650015616" text:style-name="L1">
        <text:list-item>
          <text:list>
            <text:list-item>
              <text:list>
                <text:list-item>
                  <text:p text:style-name="P1">browser should launch properly</text:p>
                </text:list-item>
                <text:list-item>
                  <text:p text:style-name="P1">internet connection should be proper</text:p>
                </text:list-item>
                <text:list-item>
                  <text:p text:style-name="P1">login page should work properly</text:p>
                </text:list-item>
                <text:list-item>
                  <text:p text:style-name="P1">option for new user to register </text:p>
                </text:list-item>
                <text:list-item>
                  <text:p text:style-name="P1">optiond for existing user of <text:s/>to input user ID <text:s/>and password</text:p>
                </text:list-item>
                <text:list-item>
                  <text:p text:style-name="P1">login button</text:p>
                </text:list-item>
                <text:list-item>
                  <text:p text:style-name="P1">user id length should be more than 5 and less than 20</text:p>
                </text:list-item>
                <text:list-item>
                  <text:p text:style-name="P1">password length should be more than 8 and less than 20 and it should conatin atlest one digit,capital case and one spacial character</text:p>
                </text:list-item>
                <text:list-item>
                  <text:p text:style-name="P1">password should be padded with <text:s/>' * ' </text:p>
                </text:list-item>
                <text:list-item>
                  <text:p text:style-name="P1">there should <text:s/>be a <text:s/>show button to show password</text:p>
                </text:list-item>
                <text:list-item>
                  <text:p text:style-name="P1">while creating new id it should varified if id is avilable or not</text:p>
                </text:list-item>
                <text:list-item>
                  <text:p text:style-name="P1">login button should <text:s/>be in blue clolor </text:p>
                </text:list-item>
                <text:list-item>
                  <text:p text:style-name="P1">there should be forgot password hyperlink </text:p>
                </text:list-item>
                <text:list-item>
                  <text:p text:style-name="P1">on top of input box there should be a facebook logo</text:p>
                </text:list-item>
                <text:list-item>
                  <text:p text:style-name="P1"><text:s/>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6T20:40:08.75</meta:creation-date>
    <meta:document-statistic meta:table-count="0" meta:image-count="0" meta:object-count="0" meta:page-count="1" meta:paragraph-count="16" meta:word-count="140" meta:character-count="724"/>
    <dc:date>2022-11-06T21:23:18.09</dc:date>
    <meta:editing-duration>PT11M8S</meta:editing-duration>
    <meta:editing-cycles>1</meta:editing-cycles>
    <meta:generator>OpenOffice/4.1.11$Win32 OpenOffice.org_project/4111m1$Build-9808</meta:generator>
  </office:meta>
</office:document-meta>
</file>